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lizo,</text:p>
      <text:p text:style-name="Normal">v tichu těchto slov ti posílám valentýnské přání, které se vyvíjí z hlubin nás obou sdíleného čínského znamení Bůvola. Pod štěstěnou této silné a vytrvalé bytosti nacházíme společnou sílu a odhodlání, které nás spojuje. Tvá srdnatá povaha, obklopená ochranou arcanděla Uriela, mi připomíná, jak je důležité stát pevně na zemi, opřít se o pravdu a mít otevřené srdce.</text:p>
      <text:p text:style-name="Normal">Věz, že v tomto dni a ve všech dnech jdoucích před námi, si cením té krásné cesty, kterou procházíme společně. Jako dva Bůvoli vedle sebe, s odhodláním a společnou silou, můžeme dosáhnout cokoli. Nechť tato valentýnská oslava znamení našeho spojení přinese světlo do každého kroku, který před nás život klade, a pravda našich srdcí nás vždy vede k lásce a porozumění.</text:p>
      <text:p text:style-name="Normal">S úctou a úsměvem očekávám naše další společné dobrodružstv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